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Table_20_Contents">
      <style:text-properties style:font-name="Times New Roman1" fo:font-size="11pt"/>
    </style:style>
    <style:style style:name="T1" style:family="text">
      <style:text-properties fo:font-style="italic"/>
    </style:style>
    <style:style style:name="T2" style:family="text">
      <style:text-properties style:font-name="Times New Roman1"/>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3"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text:h>
      <text:p text:style-name="Darktable_20_text">Composition is a key element for a good shot. The reason why composition is so important lays in the fact what a camera sees is different from what we see. When we look at a scene we selectively see only the important element in it, while we almost ignore everything else. Instead the sensor of the camera records exactly what it sees, still in a very different way as we do: the camera records only a small part of the scene, reduces it to only two dimensions, frames it and freezes it. Plus it records colors in a different way as we are capable of perceive them and with more difficult balance. The camera records all the details that our brain tend to discard making it more difficult to highlight the point of interest that the photographer wants to show. Likely, still it is possible to produce great photos!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our photos during RAW development.</text:p>
      <text:p text:style-name="Darktable_20_heading_20_3">Photographic composition</text:p>
      <text:p text:style-name="Darktable_20_text">Good pictures are seldom created by chance. The way the elements of a scene are arranged catches the viewer's attention, catches the eye, makes a clear statement or tells a story; all qualities of a good composition. 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3" draw:name="graphics52" text:anchor-type="char" svg:width="6.77mm" svg:height="6.77mm" draw:z-index="0"><draw:image xlink:href="Pictures/100002010000008000000080D45F7F9D.png" xlink:type="simple" xlink:show="embed" xlink:actuate="onLoad"/></draw:frame> </text:p>
          </table:table-cell>
          <table:table-cell table:style-name="Table25.B1" office:value-type="string">
            <text:p text:style-name="P2">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ext:soft-page-break/>
        <table:table-row>
          <table:table-cell table:style-name="Table1.A1" office:value-type="string">
            <text:p text:style-name="P2"><draw:frame draw:style-name="fr3" draw:name="graphics1" text:anchor-type="char" svg:width="6.77mm" svg:height="6.77mm" draw:z-index="1"><draw:image xlink:href="Pictures/100002010000008000000080D45F7F9D.png" xlink:type="simple" xlink:show="embed" xlink:actuate="onLoad"/></draw:frame> </text:p>
          </table:table-cell>
          <table:table-cell table:style-name="Table1.B1" office:value-type="string">
            <text:p text:style-name="P3">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ext:span text:style-name="T1">they are </text:span>looking at, which <text:span text:style-name="T1">should </text:span>be the center of interest.</text:p>
          </table:table-cell>
        </table:table-row>
      </table:table>
      <text:p text:style-name="Darktable_20_heading_20_4">Subject placement</text:p>
      <text:p text:style-name="Darktable_20_text">In photographic composition there are two important guides to suggest the position of the point of interest: the <text:span text:style-name="Darktable_20_emphasis">rule of thirds</text:span> and <text:span text:style-name="Darktable_20_emphasis">dynamic symmetry</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x="37.94mm" svg:y="0.16mm" svg:width="89.99mm" draw:z-index="2"><draw:text-box fo:min-height="73.4mm"><text:p text:style-name="Figure"><draw:frame draw:style-name="fr4" draw:name="graphics2" text:anchor-type="paragraph" svg:x="0.04mm" svg:y="0.02mm" svg:width="106.36mm" style:rel-width="100%" svg:height="79.9mm" style:rel-height="scale" draw:z-index="3"><draw:image xlink:href="../images/ruleofthirds.png" xlink:type="simple" xlink:show="embed" xlink:actuate="onLoad" draw:filter-name="&lt;All formats&gt;"/></draw:frame>Figure <text:sequence text:ref-name="refFigure0" text:name="Figure" text:formula="ooow:Figure+1" style:num-format="1">1</text:sequence>: Rule of thirds</text:p></draw:text-box></draw:frame>The frame is divided in three columns and three rows all of the same with and height. The intersections between such lines are the candidates of where to place the center of interest.</text:p>
      <text:p text:style-name="Darktable_20_text"><draw:frame draw:style-name="fr2" draw:name="Frame2" text:anchor-type="paragraph" svg:y="7.11mm" svg:width="89.99mm" draw:z-index="4"><draw:text-box fo:min-height="67.93mm"><text:p text:style-name="Figure"><draw:frame draw:style-name="fr4" draw:name="graphics3" text:anchor-type="paragraph" svg:x="0.04mm" svg:y="0.02mm" svg:width="106.36mm" style:rel-width="100%" svg:height="79.9mm" style:rel-height="scale" draw:z-index="5"><draw:image xlink:href="../images/dynamicsymmetry.png" xlink:type="simple" xlink:show="embed" xlink:actuate="onLoad" draw:filter-name="&lt;All formats&gt;"/></draw:frame>Figure <text:sequence text:ref-name="refFigure1" text:name="Figure" text:formula="ooow:Figure+1" style:num-format="1">2</text:sequence>: Dynamic symmetry</text:p></draw:text-box></draw:frame><text:sequence-ref text:reference-format="category-and-value" text:ref-name="refFigure1">Figure 2</text:sequence-ref> shows a good position for the main element of the picture following the rule of dynamic symmetry.</text:p>
      <text:p text:style-name="Darktable_20_text"/>
      <text:p text:style-name="Darktable_20_text"><text:soft-page-break/></text:p>
      <text:p text:style-name="Darktable_20_heading_20_4">Simplicity</text:p>
      <text:p text:style-name="Darktable_20_heading_20_4">Viewpoint and camera angle</text:p>
      <text:p text:style-name="Darktable_20_heading_20_4">Balance</text:p>
      <text:p text:style-name="Darktable_20_heading_20_4">Shapes and lines</text:p>
      <text:p text:style-name="Darktable_20_heading_20_4">Patterns</text:p>
      <text:p text:style-name="Darktable_20_heading_20_4">Volume</text:p>
      <text:p text:style-name="Darktable_20_heading_20_4">Lighting</text:p>
      <text:p text:style-name="Darktable_20_heading_20_4">Texture</text:p>
      <text:p text:style-name="Darktable_20_heading_20_4">Tone</text:p>
      <text:p text:style-name="Darktable_20_heading_20_4">Contrast</text:p>
      <text:p text:style-name="Darktable_20_heading_20_4">High- and low-key colors</text:p>
      <text:p text:style-name="Darktable_20_heading_20_4">Framing</text:p>
      <text:p text:style-name="Darktable_20_heading_20_4">Foreground</text:p>
      <text:p text:style-name="Darktable_20_heading_20_4">Background</text:p>
      <text:p text:style-name="Darktable_20_heading_20_4">Perspective</text:p>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8H37M18S</meta:editing-duration>
    <meta:editing-cycles>22</meta:editing-cycles>
    <meta:generator>LibreOffice/3.3$Linux LibreOffice_project/330m19$Build-202</meta:generator>
    <meta:initial-creator>Nicholas </meta:initial-creator>
    <dc:date>2011-05-06T23:49:21</dc:date>
    <dc:creator>Stefano Fornari</dc:creator>
    <meta:document-statistic meta:table-count="2" meta:image-count="4" meta:object-count="0" meta:page-count="3" meta:paragraph-count="36" meta:word-count="763" meta:character-count="4467"/>
  </office:meta>
</office:document-meta>
</file>